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09-13" calcext:value-type="date">
            <text:p>13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6-10" calcext:value-type="date">
            <text:p>10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7-03" calcext:value-type="date">
            <text:p>0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5]-[.F15]" office:value-type="float" office:value="250" calcext:value-type="float">
            <text:p>25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5])" office:value-type="float" office:value="250" calcext:value-type="float">
            <text:p>25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8.6175669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8.618727758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0-01">00/00/0000</text:date><text:s/>- <text:time style:data-style-name="N2" text:time-value="10:56:58.61984845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10-01T10:56:58.981406802</dc:date>
    <meta:print-date>2020-10-05T15:55:44.962000000</meta:print-date>
    <dc:language>pt-PT</dc:language>
    <meta:editing-cycles>668</meta:editing-cycles>
    <meta:editing-duration>PT9H24M24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